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源ノ角ゴシック Heavy" svg:font-family="'源ノ角ゴシック Heavy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4f47" officeooo:paragraph-rsid="00064f47"/>
    </style:style>
    <style:style style:name="P2" style:family="paragraph" style:parent-style-name="Standard">
      <style:text-properties officeooo:paragraph-rsid="00064f47"/>
    </style:style>
    <style:style style:name="T1" style:family="text">
      <style:text-properties officeooo:rsid="00064f47"/>
    </style:style>
    <style:style style:name="T2" style:family="text">
      <style:text-properties style:font-name="Liberation San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o byl Holocaust?</text:p>
      <text:p text:style-name="P2"><text:span text:style-name="T1"><text:tab/></text:span><text:span text:style-name="T2">Holokaust, případně holocaust byla nacistická </text:span>politika systematického, státem provozovaného pronásledování a hromadného vyvražďování, především osob židovské národnosti.</text:p>
      <text:p text:style-name="P2"><text:tab/><text:span text:style-name="T1">V širším smyslu je slovem holokaust označován i celý nacistický perzekuční systém věznic, káznic a táborů jako celek, respektive nacistická perzekuce všech etnických, náboženských a politických skupin. Tj.: politických odpůrců (zejména komunistů a sociálních demokratů), tělesně či mentálně postižených, homosexuálů, Židů, Romů, Poláků a občanů Sovětského svazu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源ノ角ゴシック Heavy" svg:font-family="'源ノ角ゴシック Heavy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965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1575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1181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783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965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575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1181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783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1" style:display-name="Vintage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Gliederung_20_2" style:display-name="Vintage~LT~Gliederung 2" style:family="paragraph" style:parent-style-name="Vintage_7e_LT_7e_Gliederung_20_1" style:default-outline-level="">
      <style:paragraph-properties fo:margin-left="0in" fo:margin-right="0in" fo:margin-top="0in" fo:margin-bottom="0.157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ntage_7e_LT_7e_Gliederung_20_3" style:display-name="Vintage~LT~Gliederung 3" style:family="paragraph" style:parent-style-name="Vintage_7e_LT_7e_Gliederung_20_2" style:default-outline-level="">
      <style:paragraph-properties fo:margin-left="0in" fo:margin-right="0in" fo:margin-top="0in" fo:margin-bottom="0.117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ntage_7e_LT_7e_Gliederung_20_4" style:display-name="Vintage~LT~Gliederung 4" style:family="paragraph" style:parent-style-name="Vintage_7e_LT_7e_Gliederung_20_3" style:default-outline-level="">
      <style:paragraph-properties fo:margin-left="0in" fo:margin-right="0in" fo:margin-top="0in" fo:margin-bottom="0.07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5" style:display-name="Vintage~LT~Gliederung 5" style:family="paragraph" style:parent-style-name="Vintage_7e_LT_7e_Gliederung_20_4" style:default-outline-level="">
      <style:paragraph-properties fo:margin-left="0in" fo:margin-right="0in" fo:margin-top="0in" fo:margin-bottom="0.039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6" style:display-name="Vintage~LT~Gliederung 6" style:family="paragraph" style:parent-style-name="Vintage_7e_LT_7e_Gliederung_20_5" style:default-outline-level="">
      <style:paragraph-properties fo:margin-left="0in" fo:margin-right="0in" fo:margin-top="0in" fo:margin-bottom="0.039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7" style:display-name="Vintage~LT~Gliederung 7" style:family="paragraph" style:parent-style-name="Vintage_7e_LT_7e_Gliederung_20_6" style:default-outline-level="">
      <style:paragraph-properties fo:margin-left="0in" fo:margin-right="0in" fo:margin-top="0in" fo:margin-bottom="0.039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8" style:display-name="Vintage~LT~Gliederung 8" style:family="paragraph" style:parent-style-name="Vintage_7e_LT_7e_Gliederung_20_7" style:default-outline-level="">
      <style:paragraph-properties fo:margin-left="0in" fo:margin-right="0in" fo:margin-top="0in" fo:margin-bottom="0.039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9" style:display-name="Vintage~LT~Gliederung 9" style:family="paragraph" style:parent-style-name="Vintage_7e_LT_7e_Gliederung_20_8" style:default-outline-level="">
      <style:paragraph-properties fo:margin-left="0in" fo:margin-right="0in" fo:margin-top="0in" fo:margin-bottom="0.039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Titel" style:display-name="Vintag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Untertitel" style:display-name="Vintag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Notizen" style:display-name="Vintag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Hintergrundobjekte" style:display-name="Vintag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ntage_7e_LT_7e_Hintergrund" style:display-name="Vintag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idnightblue_7e_LT_7e_Gliederung_20_1" style:display-name="midnightblue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mpress_7e_LT_7e_Gliederung_20_1" style:display-name="Impress~LT~Gliederung 1" style:family="paragraph" style:default-outline-level="">
      <style:paragraph-properties fo:margin-left="0in" fo:margin-right="0in" fo:margin-top="0in" fo:margin-bottom="0.261in" loext:contextual-spacing="false" fo:text-align="start" style:justify-single-word="false" fo:orphans="2" fo:widows="2" fo:text-indent="0in" style:auto-text-indent="false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left="0in" fo:margin-right="0in" fo:margin-top="0in" fo:margin-bottom="0.2075in" loext:contextual-spacing="false" fo:text-indent="0in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left="0in" fo:margin-right="0in" fo:margin-top="0in" fo:margin-bottom="0.1555in" loext:contextual-spacing="false" fo:text-indent="0in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left="0in" fo:margin-right="0in" fo:margin-top="0in" fo:margin-bottom="0.1035in" loext:contextual-spacing="false" fo:text-indent="0in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left="0in" fo:margin-right="0in" fo:margin-top="0in" fo:margin-bottom="0.0508in" loext:contextual-spacing="false" fo:text-indent="0in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left="0in" fo:margin-right="0in" fo:margin-top="0in" fo:margin-bottom="0.0508in" loext:contextual-spacing="false" fo:text-indent="0in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left="0in" fo:margin-right="0in" fo:margin-top="0in" fo:margin-bottom="0.0508in" loext:contextual-spacing="false" fo:text-indent="0in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left="0in" fo:margin-right="0in" fo:margin-top="0in" fo:margin-bottom="0.0508in" loext:contextual-spacing="false" fo:text-indent="0in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left="0in" fo:margin-right="0in" fo:margin-top="0in" fo:margin-bottom="0.0508in" loext:contextual-spacing="false" fo:text-indent="0in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tractRed_7e_LT_7e_Gliederung_20_1" style:display-name="AbstractRed~LT~Gliederung 1" style:family="paragraph" style:default-outline-level="">
      <style:paragraph-properties fo:margin-left="0in" fo:margin-right="0in" fo:margin-top="0in" fo:margin-bottom="0.2126in" loext:contextual-spacing="false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stractRed_7e_LT_7e_Gliederung_20_2" style:display-name="AbstractRed~LT~Gliederung 2" style:family="paragraph" style:parent-style-name="AbstractRed_7e_LT_7e_Gliederung_20_1" style:default-outline-level="">
      <style:paragraph-properties fo:margin-left="0in" fo:margin-right="0in" fo:margin-top="0in" fo:margin-bottom="0.1701in" loext:contextual-spacing="false" fo:text-indent="0in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bstractRed_7e_LT_7e_Gliederung_20_3" style:display-name="AbstractRed~LT~Gliederung 3" style:family="paragraph" style:parent-style-name="AbstractRed_7e_LT_7e_Gliederung_20_2" style:default-outline-level="">
      <style:paragraph-properties fo:margin-left="0in" fo:margin-right="0in" fo:margin-top="0in" fo:margin-bottom="0.1272in" loext:contextual-spacing="false" fo:text-indent="0in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bstractRed_7e_LT_7e_Gliederung_20_4" style:display-name="AbstractRed~LT~Gliederung 4" style:family="paragraph" style:parent-style-name="AbstractRed_7e_LT_7e_Gliederung_20_3" style:default-outline-level="">
      <style:paragraph-properties fo:margin-left="0in" fo:margin-right="0in" fo:margin-top="0in" fo:margin-bottom="0.0846in" loext:contextual-spacing="false" fo:text-indent="0in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Red_7e_LT_7e_Gliederung_20_5" style:display-name="AbstractRed~LT~Gliederung 5" style:family="paragraph" style:parent-style-name="AbstractRed_7e_LT_7e_Gliederung_20_4" style:default-outline-level="">
      <style:paragraph-properties fo:margin-left="0in" fo:margin-right="0in" fo:margin-top="0in" fo:margin-bottom="0.0425in" loext:contextual-spacing="false" fo:text-indent="0in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Red_7e_LT_7e_Gliederung_20_6" style:display-name="AbstractRed~LT~Gliederung 6" style:family="paragraph" style:parent-style-name="AbstractRed_7e_LT_7e_Gliederung_20_5" style:default-outline-level="">
      <style:paragraph-properties fo:margin-left="0in" fo:margin-right="0in" fo:margin-top="0in" fo:margin-bottom="0.0425in" loext:contextual-spacing="false" fo:text-indent="0in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Red_7e_LT_7e_Gliederung_20_7" style:display-name="AbstractRed~LT~Gliederung 7" style:family="paragraph" style:parent-style-name="AbstractRed_7e_LT_7e_Gliederung_20_6" style:default-outline-level="">
      <style:paragraph-properties fo:margin-left="0in" fo:margin-right="0in" fo:margin-top="0in" fo:margin-bottom="0.0425in" loext:contextual-spacing="false" fo:text-indent="0in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Red_7e_LT_7e_Gliederung_20_8" style:display-name="AbstractRed~LT~Gliederung 8" style:family="paragraph" style:parent-style-name="AbstractRed_7e_LT_7e_Gliederung_20_7" style:default-outline-level="">
      <style:paragraph-properties fo:margin-left="0in" fo:margin-right="0in" fo:margin-top="0in" fo:margin-bottom="0.0425in" loext:contextual-spacing="false" fo:text-indent="0in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Red_7e_LT_7e_Gliederung_20_9" style:display-name="AbstractRed~LT~Gliederung 9" style:family="paragraph" style:parent-style-name="AbstractRed_7e_LT_7e_Gliederung_20_8" style:default-outline-level="">
      <style:paragraph-properties fo:margin-left="0in" fo:margin-right="0in" fo:margin-top="0in" fo:margin-bottom="0.0425in" loext:contextual-spacing="false" fo:text-indent="0in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Red_7e_LT_7e_Titel" style:display-name="AbstractRe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stractRed_7e_LT_7e_Untertitel" style:display-name="AbstractRe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stractRed_7e_LT_7e_Notizen" style:display-name="AbstractRe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stractRed_7e_LT_7e_Hintergrundobjekte" style:display-name="AbstractRe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tractRed_7e_LT_7e_Hintergrund" style:display-name="AbstractRe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NA_7e_LT_7e_Gliederung_20_1" style:display-name="DNA~LT~Gliederung 1" style:family="paragraph" style:default-outline-level="">
      <style:paragraph-properties fo:margin-left="0in" fo:margin-right="0in" fo:margin-top="0in" fo:margin-bottom="0.1957in" loext:contextual-spacing="false" fo:text-align="start" style:justify-single-word="false" fo:orphans="2" fo:widows="2" fo:text-indent="0in" style:auto-text-indent="false" style:writing-mode="lr-tb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left="0in" fo:margin-right="0in" fo:margin-top="0in" fo:margin-bottom="0.1571in" loext:contextual-spacing="false" fo:text-indent="0in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left="0in" fo:margin-right="0in" fo:margin-top="0in" fo:margin-bottom="0.1165in" loext:contextual-spacing="false" fo:text-indent="0in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left="0in" fo:margin-right="0in" fo:margin-top="0in" fo:margin-bottom="0.078in" loext:contextual-spacing="false" fo:text-indent="0in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left="0in" fo:margin-right="0in" fo:margin-top="0in" fo:margin-bottom="0.039in" loext:contextual-spacing="false" fo:text-indent="0in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left="0in" fo:margin-right="0in" fo:margin-top="0in" fo:margin-bottom="0.039in" loext:contextual-spacing="false" fo:text-indent="0in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left="0in" fo:margin-right="0in" fo:margin-top="0in" fo:margin-bottom="0.039in" loext:contextual-spacing="false" fo:text-indent="0in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left="0in" fo:margin-right="0in" fo:margin-top="0in" fo:margin-bottom="0.039in" loext:contextual-spacing="false" fo:text-indent="0in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left="0in" fo:margin-right="0in" fo:margin-top="0in" fo:margin-bottom="0.039in" loext:contextual-spacing="false" fo:text-indent="0in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Notizen" style:display-name="DNA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9:28:50.493542225</meta:creation-date>
    <dc:date>2019-03-18T21:07:05.047218382</dc:date>
    <meta:editing-duration>PT1H13M4S</meta:editing-duration>
    <meta:editing-cycles>1</meta:editing-cycles>
    <meta:document-statistic meta:table-count="0" meta:image-count="0" meta:object-count="0" meta:page-count="1" meta:paragraph-count="3" meta:word-count="68" meta:character-count="553" meta:non-whitespace-character-count="486"/>
    <meta:generator>LibreOffice/5.1.6.2$Linux_X86_64 LibreOffice_project/10m0$Build-2</meta:generator>
  </office:meta>
</office:document-meta>
</file>